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2EEC29A16D8B15A049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6cm, 0.557cm, 0.287cm, -0.06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225cm" svg:height="18.868cm" svg:x="1.508cm" svg:y="3.54cm">
          <draw:image xlink:href="Pictures/10000000000002EE000002EEC29A16D8B15A049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00:33:54.865877805</dc:date>
    <meta:editing-duration>PT2M1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